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6c60" officeooo:paragraph-rsid="00156c60"/>
    </style:style>
    <style:style style:name="P2" style:family="paragraph" style:parent-style-name="Standard">
      <style:paragraph-properties fo:text-align="start" style:justify-single-word="false"/>
      <style:text-properties officeooo:rsid="00156c60" officeooo:paragraph-rsid="00156c60"/>
    </style:style>
    <style:style style:name="P3" style:family="paragraph" style:parent-style-name="Standard">
      <style:paragraph-properties fo:text-align="start" style:justify-single-word="false"/>
      <style:text-properties fo:font-weight="bold" officeooo:rsid="00156c60" officeooo:paragraph-rsid="00156c6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156c60" officeooo:paragraph-rsid="00156c60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6c60" officeooo:paragraph-rsid="00156c6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font-name="Droid Sans Mono" fo:font-size="10.5pt" fo:font-weight="normal" officeooo:rsid="00156c60" officeooo:paragraph-rsid="00156c60" fo:background-color="#1f1f1f"/>
    </style:style>
    <style:style style:name="P7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503cm"/>
      <style:text-properties fo:color="#ffffff" loext:opacity="100%"/>
    </style:style>
    <style:style style:name="T1" style:family="text">
      <style:text-properties fo:color="#569cd6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4d4d4" loext:opacity="100%"/>
    </style:style>
    <style:style style:name="T4" style:family="text">
      <style:text-properties fo:color="#4fc1ff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d7ba7d" loext:opacity="100%"/>
    </style:style>
    <style:style style:name="T10" style:family="text">
      <style:text-properties fo:color="#6a9955" loext:opacity="100%"/>
    </style:style>
    <style:style style:name="T11" style:family="text">
      <style:text-properties fo:color="#b5cea8" loext:opacity="100%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No : 8</text:p>
      <text:p text:style-name="P4"/>
      <text:p text:style-name="P1">Roll No : 31330</text:p>
      <text:p text:style-name="P1"/>
      <text:p text:style-name="P6">import java.sql.*;</text:p>
      <text:p text:style-name="P7">import java.util.Scanner;</text:p>
      <text:p text:style-name="P8"/>
      <text:p text:style-name="P7">public class DatabaseExample {</text:p>
      <text:p text:style-name="P8"/>
      <text:p text:style-name="P7">private static final String URL = "jdbc:mysql://10.10.13.97/te31330_db";</text:p>
      <text:p text:style-name="P7">private static final String USER = "te31330";</text:p>
      <text:p text:style-name="P7">private static final String PASSWORD = "te31330";</text:p>
      <text:p text:style-name="P8"/>
      <text:p text:style-name="P7">public static void main(String[] args) {</text:p>
      <text:p text:style-name="P7">try {</text:p>
      <text:p text:style-name="P7">Class.forName("com.mysql.cj.jdbc.Driver");</text:p>
      <text:p text:style-name="P8"/>
      <text:p text:style-name="P7">try (Connection connection = DriverManager.getConnection(URL, USER, PASSWORD);</text:p>
      <text:p text:style-name="P7">Scanner scanner = new Scanner(System.in)) {</text:p>
      <text:p text:style-name="P8"/>
      <text:p text:style-name="P7">System.out.println("Connected to the database.");</text:p>
      <text:p text:style-name="P7">boolean exit = false;</text:p>
      <text:p text:style-name="P8"/>
      <text:p text:style-name="P7">while (!exit) {</text:p>
      <text:p text:style-name="P7">System.out.println("\nMenu:");</text:p>
      <text:p text:style-name="P7">System.out.println("1. Add user into table");</text:p>
      <text:p text:style-name="P7">System.out.println("2. Read user from table");</text:p>
      <text:p text:style-name="P7">System.out.println("3. Update user in table");</text:p>
      <text:p text:style-name="P7">System.out.println("4. Delete user from table");</text:p>
      <text:p text:style-name="P7">System.out.println("5. Exit");</text:p>
      <text:p text:style-name="P7">System.out.print("Choose an option: ");</text:p>
      <text:p text:style-name="P8"/>
      <text:p text:style-name="P7">int choice = scanner.nextInt();</text:p>
      <text:p text:style-name="P7">scanner.nextLine(); // Consume newline</text:p>
      <text:p text:style-name="P8"/>
      <text:p text:style-name="P7">switch (choice) {</text:p>
      <text:p text:style-name="P7">case 1:</text:p>
      <text:p text:style-name="P7">System.out.print("Enter name: ");</text:p>
      <text:p text:style-name="P7">String name = scanner.nextLine();</text:p>
      <text:p text:style-name="P7">System.out.print("Enter email: ");</text:p>
      <text:p text:style-name="P7">String email = scanner.nextLine();</text:p>
      <text:p text:style-name="P7">if (isValidEmail(email)) {</text:p>
      <text:p text:style-name="P7">addUser(connection, name, email);</text:p>
      <text:p text:style-name="P7">} else {</text:p>
      <text:p text:style-name="P7">System.out.println("Invalid email format.");</text:p>
      <text:p text:style-name="P7">}</text:p>
      <text:p text:style-name="P7">break;</text:p>
      <text:p text:style-name="P7"><text:soft-page-break/>case 2:</text:p>
      <text:p text:style-name="P7">readUsers(connection);</text:p>
      <text:p text:style-name="P7">break;</text:p>
      <text:p text:style-name="P7">case 3:</text:p>
      <text:p text:style-name="P7">System.out.print("Enter user ID to update: ");</text:p>
      <text:p text:style-name="P7">int updateId = scanner.nextInt();</text:p>
      <text:p text:style-name="P7">scanner.nextLine(); // Consume newline</text:p>
      <text:p text:style-name="P7">System.out.print("Enter new name: ");</text:p>
      <text:p text:style-name="P7">String newName = scanner.nextLine();</text:p>
      <text:p text:style-name="P7">System.out.print("Enter new email: ");</text:p>
      <text:p text:style-name="P7">String newEmail = scanner.nextLine();</text:p>
      <text:p text:style-name="P7">if (isValidEmail(newEmail)) {</text:p>
      <text:p text:style-name="P7">updateUser(connection, updateId, newName, newEmail);</text:p>
      <text:p text:style-name="P7">} else {</text:p>
      <text:p text:style-name="P7">System.out.println("Invalid email format.");</text:p>
      <text:p text:style-name="P7">}</text:p>
      <text:p text:style-name="P7">break;</text:p>
      <text:p text:style-name="P7">case 4:</text:p>
      <text:p text:style-name="P7">System.out.print("Enter user ID to delete: ");</text:p>
      <text:p text:style-name="P7">int deleteId = scanner.nextInt();</text:p>
      <text:p text:style-name="P7">deleteUser(connection, deleteId);</text:p>
      <text:p text:style-name="P7">break;</text:p>
      <text:p text:style-name="P7">case 5:</text:p>
      <text:p text:style-name="P7">exit = true;</text:p>
      <text:p text:style-name="P7">System.out.println("Exiting...");</text:p>
      <text:p text:style-name="P7">break;</text:p>
      <text:p text:style-name="P7">default:</text:p>
      <text:p text:style-name="P7">System.out.println("Invalid option. Please try again.");</text:p>
      <text:p text:style-name="P7">}</text:p>
      <text:p text:style-name="P7">}</text:p>
      <text:p text:style-name="P7">}</text:p>
      <text:p text:style-name="P7">} catch (ClassNotFoundException e) {</text:p>
      <text:p text:style-name="P7">System.err.println("MySQL JDBC Driver not found. Make sure it is in your classpath.");</text:p>
      <text:p text:style-name="P7">} catch (SQLException e) {</text:p>
      <text:p text:style-name="P7">System.err.println("Database error: " + e.getMessage());</text:p>
      <text:p text:style-name="P7">}</text:p>
      <text:p text:style-name="P7">}</text:p>
      <text:p text:style-name="P8"/>
      <text:p text:style-name="P7">public static void addUser(Connection connection, String name, String email) {</text:p>
      <text:p text:style-name="P7">String sql = "INSERT INTO users (name, email) VALUES (?, ?)";</text:p>
      <text:p text:style-name="P7">try (PreparedStatement statement = connection.prepareStatement(sql)) {</text:p>
      <text:p text:style-name="P7">statement.setString(1, name);</text:p>
      <text:p text:style-name="P7">statement.setString(2, email);</text:p>
      <text:p text:style-name="P7">statement.executeUpdate();</text:p>
      <text:p text:style-name="P7">System.out.println("User added: " + name);</text:p>
      <text:p text:style-name="P7">} catch (SQLException e) {</text:p>
      <text:p text:style-name="P7">System.err.println("Error adding user: " + e.getMessage());</text:p>
      <text:p text:style-name="P7"><text:soft-page-break/>}</text:p>
      <text:p text:style-name="P7">}</text:p>
      <text:p text:style-name="P8"/>
      <text:p text:style-name="P7">public static void readUsers(Connection connection) {</text:p>
      <text:p text:style-name="P7">String sql = "SELECT * FROM users";</text:p>
      <text:p text:style-name="P7">try (PreparedStatement statement = connection.prepareStatement(sql);</text:p>
      <text:p text:style-name="P7">ResultSet resultSet = statement.executeQuery()) {</text:p>
      <text:p text:style-name="P7">while (resultSet.next()) {</text:p>
      <text:p text:style-name="P7">System.out.println("ID: " + resultSet.getInt("id") +</text:p>
      <text:p text:style-name="P7">", Name: " + resultSet.getString("name") +</text:p>
      <text:p text:style-name="P7">", Email: " + resultSet.getString("email"));</text:p>
      <text:p text:style-name="P7">}</text:p>
      <text:p text:style-name="P7">} catch (SQLException e) {</text:p>
      <text:p text:style-name="P7">System.err.println("Error reading users: " + e.getMessage());</text:p>
      <text:p text:style-name="P7">}</text:p>
      <text:p text:style-name="P7">}</text:p>
      <text:p text:style-name="P8"/>
      <text:p text:style-name="P7">public static void updateUser(Connection connection, int id, String name, String email) {</text:p>
      <text:p text:style-name="P7">String sql = "UPDATE users SET name = ?, email = ? WHERE id = ?";</text:p>
      <text:p text:style-name="P7">try (PreparedStatement statement = connection.prepareStatement(sql)) {</text:p>
      <text:p text:style-name="P7">statement.setString(1, name);</text:p>
      <text:p text:style-name="P7">statement.setString(2, email);</text:p>
      <text:p text:style-name="P7">statement.setInt(3, id);</text:p>
      <text:p text:style-name="P7">int rowsUpdated = statement.executeUpdate();</text:p>
      <text:p text:style-name="P7">if (rowsUpdated &gt; 0) {</text:p>
      <text:p text:style-name="P7">System.out.println("User updated: " + name);</text:p>
      <text:p text:style-name="P7">} else {</text:p>
      <text:p text:style-name="P7">System.out.println("User not found.");</text:p>
      <text:p text:style-name="P7">}</text:p>
      <text:p text:style-name="P7">} catch (SQLException e) {</text:p>
      <text:p text:style-name="P7">System.err.println("Error updating user: " + e.getMessage());</text:p>
      <text:p text:style-name="P7">}</text:p>
      <text:p text:style-name="P7">}</text:p>
      <text:p text:style-name="P8"/>
      <text:p text:style-name="P7">public static void deleteUser(Connection connection, int id) {</text:p>
      <text:p text:style-name="P7">String sql = "DELETE FROM users WHERE id = ?";</text:p>
      <text:p text:style-name="P7">try (PreparedStatement statement = connection.prepareStatement(sql)) {</text:p>
      <text:p text:style-name="P7">statement.setInt(1, id);</text:p>
      <text:p text:style-name="P7">int rowsDeleted = statement.executeUpdate();</text:p>
      <text:p text:style-name="P7">if (rowsDeleted &gt; 0) {</text:p>
      <text:p text:style-name="P7">System.out.println("User deleted with ID: " + id);</text:p>
      <text:p text:style-name="P7">} else {</text:p>
      <text:p text:style-name="P7">System.out.println("User not found.");</text:p>
      <text:p text:style-name="P7">}</text:p>
      <text:p text:style-name="P7">} catch (SQLException e) {</text:p>
      <text:p text:style-name="P7">System.err.println("Error deleting user: " + e.getMessage());</text:p>
      <text:p text:style-name="P7">}</text:p>
      <text:p text:style-name="P7"><text:soft-page-break/>}</text:p>
      <text:p text:style-name="P8"/>
      <text:p text:style-name="P7">private static boolean isValidEmail(String email) {</text:p>
      <text:p text:style-name="P7">String emailRegex = "^[a-zA-Z0-9._%+-]+@[a-zA-Z0-9.-]+\\.[a-zA-Z]{2,}$";</text:p>
      <text:p text:style-name="P7">return email.matches(emailRegex);</text:p>
      <text:p text:style-name="P7">}</text:p>
      <text:p text:style-name="P7">}</text:p>
      <text:p text:style-name="P2"/>
      <text:p text:style-name="P2"/>
      <text:p text:style-name="P2"><text:tab/><text:tab/><text:tab/><text:tab/><text:tab/><text:tab/><text:span text:style-name="T12">OUTPUT</text:span></text:p>
      <text:p text:style-name="P2"><text:span text:style-name="T12"/></text:p>
      <text:p text:style-name="P2"><text:span text:style-name="T12">Table Initially :</text:span></text:p>
      <text:p text:style-name="P5">mysql&gt; select* from users;</text:p>
      <text:p text:style-name="P5">+----+-----------------+----------------+</text:p>
      <text:p text:style-name="P5">| id | name <text:s text:c="11"/>| email <text:s text:c="9"/>|</text:p>
      <text:p text:style-name="P5">+----+-----------------+----------------+</text:p>
      <text:p text:style-name="P5">| <text:s/>1 | Sanket R kakade | srk@gmail.com <text:s/>|</text:p>
      <text:p text:style-name="P5">| <text:s/>2 | Hey user <text:s text:c="7"/>| user@gamil.com |</text:p>
      <text:p text:style-name="P5">+----+-----------------+----------------+</text:p>
      <text:p text:style-name="P5">2 rows in set (0.00 sec)</text:p>
      <text:p text:style-name="P2"><text:span text:style-name="T12"/></text:p>
      <text:p text:style-name="P2"><text:span text:style-name="T12">Operations :</text:span></text:p>
      <text:p text:style-name="P2"><text:span text:style-name="T12"/></text:p>
      <text:p text:style-name="P5">Connected to the database.</text:p>
      <text:p text:style-name="P5"/>
      <text:p text:style-name="P5">Menu:</text:p>
      <text:p text:style-name="P5">1. Add user into table</text:p>
      <text:p text:style-name="P5">2. Read user from table</text:p>
      <text:p text:style-name="P5">3. Update user in table</text:p>
      <text:p text:style-name="P5">4. Delete user from table</text:p>
      <text:p text:style-name="P5">5. Exit</text:p>
      <text:p text:style-name="P5">Choose an option: 1</text:p>
      <text:p text:style-name="P5">Enter name: Anish Khachane</text:p>
      <text:p text:style-name="P5">Enter email: anish@gmail.com</text:p>
      <text:p text:style-name="P5">User added: Anish Khachane</text:p>
      <text:p text:style-name="P5"/>
      <text:p text:style-name="P5">Menu:</text:p>
      <text:p text:style-name="P5">1. Add user into table</text:p>
      <text:p text:style-name="P5">2. Read user from table</text:p>
      <text:p text:style-name="P5">3. Update user in table</text:p>
      <text:p text:style-name="P5">4. Delete user from table</text:p>
      <text:p text:style-name="P5">5. Exit</text:p>
      <text:p text:style-name="P5">Choose an option: 2</text:p>
      <text:p text:style-name="P5">ID: 1, Name: Sanket R kakade, Email: srk@gmail.com</text:p>
      <text:p text:style-name="P5">ID: 2, Name: Hey user, Email: user@gamil.com</text:p>
      <text:p text:style-name="P5">ID: 3, Name: Anish Khachane, Email: anish@gmail.com</text:p>
      <text:p text:style-name="P5"/>
      <text:p text:style-name="P5">Menu:</text:p>
      <text:p text:style-name="P5"><text:soft-page-break/>1. Add user into table</text:p>
      <text:p text:style-name="P5">2. Read user from table</text:p>
      <text:p text:style-name="P5">3. Update user in table</text:p>
      <text:p text:style-name="P5">4. Delete user from table</text:p>
      <text:p text:style-name="P5">5. Exit</text:p>
      <text:p text:style-name="P5">Choose an option: 3</text:p>
      <text:p text:style-name="P5">Enter user ID to update: 2</text:p>
      <text:p text:style-name="P5">Enter new name: new user </text:p>
      <text:p text:style-name="P5">Enter new email: newuser@gmail.com</text:p>
      <text:p text:style-name="P5">User updated: new user </text:p>
      <text:p text:style-name="P5"/>
      <text:p text:style-name="P5">Menu:</text:p>
      <text:p text:style-name="P5">1. Add user into table</text:p>
      <text:p text:style-name="P5">2. Read user from table</text:p>
      <text:p text:style-name="P5">3. Update user in table</text:p>
      <text:p text:style-name="P5">4. Delete user from table</text:p>
      <text:p text:style-name="P5">5. Exit</text:p>
      <text:p text:style-name="P5">Choose an option: 4</text:p>
      <text:p text:style-name="P5">Enter user ID to delete: 1</text:p>
      <text:p text:style-name="P5">User deleted with ID: 1</text:p>
      <text:p text:style-name="P5"/>
      <text:p text:style-name="P5">Menu:</text:p>
      <text:p text:style-name="P5">1. Add user into table</text:p>
      <text:p text:style-name="P5">2. Read user from table</text:p>
      <text:p text:style-name="P5">3. Update user in table</text:p>
      <text:p text:style-name="P5">4. Delete user from table</text:p>
      <text:p text:style-name="P5">5. Exit</text:p>
      <text:p text:style-name="P5">Choose an option: 5</text:p>
      <text:p text:style-name="P5">Exiting...</text:p>
      <text:p text:style-name="P5"/>
      <text:p text:style-name="P3">Users Table After Operations:</text:p>
      <text:p text:style-name="P3"/>
      <text:p text:style-name="P5">mysql&gt; select* from users;</text:p>
      <text:p text:style-name="P5">+----+----------------+-------------------+</text:p>
      <text:p text:style-name="P5">| id | name <text:s text:c="10"/>| email <text:s text:c="12"/>|</text:p>
      <text:p text:style-name="P5">+----+----------------+-------------------+</text:p>
      <text:p text:style-name="P5">| <text:s/>2 | new user <text:s text:c="6"/>| newuser@gmail.com |</text:p>
      <text:p text:style-name="P5">| <text:s/>3 | Anish Khachane | anish@gmail.com <text:s text:c="2"/>|</text:p>
      <text:p text:style-name="P5">+----+----------------+-------------------+</text:p>
      <text:p text:style-name="P5">2 rows in set (0.00 sec)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5:35:06.027077096</meta:creation-date>
    <dc:date>2024-09-23T15:41:04.664992392</dc:date>
    <meta:editing-duration>PT5M58S</meta:editing-duration>
    <meta:editing-cycles>1</meta:editing-cycles>
    <meta:document-statistic meta:table-count="0" meta:image-count="0" meta:object-count="0" meta:page-count="5" meta:paragraph-count="202" meta:word-count="809" meta:character-count="5855" meta:non-whitespace-character-count="5196"/>
    <meta:generator>LibreOffice/7.3.7.2$Linux_X86_64 LibreOffice_project/30$Build-2</meta:generator>
  </office:meta>
</office:document-meta>
</file>